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739cm" fo:min-width="0.66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cm" svg:height="0.962cm" svg:x="3.032cm" svg:y="2.016cm">
          <draw:text-box>
            <text:p>Topological sort</text:p>
          </draw:text-box>
        </draw:frame>
        <draw:custom-shape draw:style-name="gr2" draw:text-style-name="P2" draw:layer="layout" svg:width="1.651cm" svg:height="1.397cm" svg:x="4.035cm" svg:y="3.14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27cm" svg:height="0.001cm" svg:x="3.146cm" svg:y="6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397cm" svg:x="1.635cm" svg:y="5.54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397cm" svg:x="4.235cm" svg:y="5.54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397cm" svg:x="6.735cm" svg:y="5.547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397cm" svg:x="1.635cm" svg:y="8.747cm"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651cm" svg:height="1.397cm" svg:x="5.735cm" svg:y="8.747cm">
          <text:p text:style-name="P2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289cm" svg:y1="4.29cm" svg:x2="2.257cm" svg:y2="5.687cm">
          <text:p/>
        </draw:line>
        <draw:line draw:style-name="gr4" draw:text-style-name="P3" draw:layer="layout" svg:x1="5.432cm" svg:y1="4.417cm" svg:x2="7.718cm" svg:y2="5.56cm">
          <text:p/>
        </draw:line>
        <draw:line draw:style-name="gr4" draw:text-style-name="P3" draw:layer="layout" svg:x1="4.797cm" svg:y1="4.544cm" svg:x2="4.797cm" svg:y2="5.687cm">
          <text:p/>
        </draw:line>
        <draw:line draw:style-name="gr4" draw:text-style-name="P3" draw:layer="layout" svg:x1="2.384cm" svg:y1="6.83cm" svg:x2="2.384cm" svg:y2="9.116cm">
          <text:p/>
        </draw:line>
        <draw:line draw:style-name="gr4" draw:text-style-name="P3" draw:layer="layout" svg:x1="5.051cm" svg:y1="6.957cm" svg:x2="6.321cm" svg:y2="9.116cm">
          <text:p/>
        </draw:line>
        <draw:line draw:style-name="gr4" draw:text-style-name="P3" draw:layer="layout" svg:x1="7.972cm" svg:y1="6.83cm" svg:x2="6.829cm" svg:y2="9.116cm">
          <text:p/>
        </draw:line>
        <draw:frame draw:style-name="gr5" draw:text-style-name="P1" draw:layer="layout" svg:width="0.502cm" svg:height="0.962cm" svg:x="13.319cm" svg:y="3.5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6T20:10:33.921909524</meta:creation-date>
    <dc:date>2021-08-16T20:42:10.129197341</dc:date>
    <meta:editing-duration>PT21M25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